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troPlanning Semaine 43</text:p>
      <text:p text:style-name="P1"/>
      <text:p text:style-name="P1"/>
      <text:p text:style-name="P2">Lundi 22 octobre :</text:p>
      <text:list xml:id="list8113065372944049472" text:style-name="L1">
        <text:list-item>
          <text:p text:style-name="P3">Tâche 76 : Étude d'opportunité (terminée)</text:p>
        </text:list-item>
        <text:list-item>
          <text:p text:style-name="P3">Tâche 77 : Étude de faisabilité (terminée)</text:p>
        </text:list-item>
        <text:list-item>
          <text:p text:style-name="P3">Tâche 78 : Étude du besoin (terminée)</text:p>
        </text:list-item>
      </text:list>
      <text:p text:style-name="P2"/>
      <text:p text:style-name="P2">Mardi 23 octobre :</text:p>
      <text:list xml:id="list31721177" text:continue-numbering="true" text:style-name="L1">
        <text:list-item>
          <text:p text:style-name="P3">Tâche 79 : Diagramme des interacteurs (terminée)</text:p>
        </text:list-item>
        <text:list-item>
          <text:p text:style-name="P3">Tâche 81 : Rédaction CDCF</text:p>
        </text:list-item>
        <text:list-item>
          <text:p text:style-name="P3">Tâche 86 : Permettre la saisie des données par les personnes autorisées</text:p>
        </text:list-item>
        <text:list-item>
          <text:p text:style-name="P3">Tâche 87 : Permettre la personnalisation des champs au cas par cas (terminée)</text:p>
        </text:list-item>
        <text:list-item>
          <text:p text:style-name="P3">Tâche 88 : Permettre l'import/export depuis et vers l'ancien système</text:p>
        </text:list-item>
        <text:list-item>
          <text:p text:style-name="P3">Tâche 89 : Être sécurisé</text:p>
        </text:list-item>
        <text:list-item>
          <text:p text:style-name="P3">Tâche 94 : Rétro-ingénierie</text:p>
        </text:list-item>
      </text:list>
      <text:p text:style-name="P2"/>
      <text:p text:style-name="P2">Mercredi 24 octobre :</text:p>
      <text:list xml:id="list7266854209525006926" text:style-name="L2">
        <text:list-item>
          <text:p text:style-name="P4">Tâche 86 : Permettre la saisie des données par les personnes autorisées</text:p>
        </text:list-item>
        <text:list-item>
          <text:p text:style-name="P4">Tâche 88 : Permettre l'import/export depuis et vers l'ancien système (terminée)</text:p>
        </text:list-item>
      </text:list>
      <text:list xml:id="list5677363520016209133" text:style-name="L3">
        <text:list-item>
          <text:p text:style-name="P5">Tâche 91 : Gérer les participants</text:p>
        </text:list-item>
        <text:list-item>
          <text:p text:style-name="P5">Tâche 94 : Rétro-ingénierie</text:p>
        </text:list-item>
        <text:list-item>
          <text:p text:style-name="P5">Tâche 95 : Maquette mobile</text:p>
        </text:list-item>
      </text:list>
      <text:p text:style-name="P2"/>
      <text:p text:style-name="P2">Jeudi 25 octobre :</text:p>
      <text:list xml:id="list31739454" text:continue-list="list31721177" text:style-name="L1">
        <text:list-item>
          <text:p text:style-name="P3">Tâche 81 : Rédaction CDCF</text:p>
        </text:list-item>
        <text:list-item>
          <text:p text:style-name="P3">Tâche 85 : Représentation des données à l'utilisateur</text:p>
        </text:list-item>
        <text:list-item>
          <text:p text:style-name="P3">Tâche 86 : Permettre la saisie des données par les personnes autorisées (terminée)</text:p>
        </text:list-item>
        <text:list-item>
          <text:p text:style-name="P3">Tâche 91 : Gérer les participants (terminée)</text:p>
        </text:list-item>
        <text:list-item>
          <text:p text:style-name="P3">Tâche 94 : Rétro-ingénierie (terminée)</text:p>
        </text:list-item>
        <text:list-item>
          <text:p text:style-name="P3">Tâche 95 : Maquette mobile (terminée)</text:p>
        </text:list-item>
        <text:list-item>
          <text:p text:style-name="P3">Tâche 96 : Maquette tablette (terminée)</text:p>
        </text:list-item>
      </text:list>
      <text:p text:style-name="P2"/>
      <text:p text:style-name="P2">Vendredi 26 octobre :</text:p>
      <text:list xml:id="list31743939" text:continue-numbering="true" text:style-name="L1">
        <text:list-item>
          <text:p text:style-name="P3">Tâche 81 : Rédaction CDCF</text:p>
        </text:list-item>
        <text:list-item>
          <text:p text:style-name="P3">Tâche 85 : Représentation des données à l'utilisateur (terminée)</text:p>
        </text:list-item>
      </text:list>
      <text:p text:style-name="P2"/>
      <text:p text:style-name="P2">Samedi 27 octobre :</text:p>
      <text:list xml:id="list31743504" text:continue-numbering="true" text:style-name="L1">
        <text:list-item>
          <text:p text:style-name="P3">Tâche 81 : Rédaction CDCF (terminé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1:35:02.74</meta:creation-date>
    <meta:document-statistic meta:table-count="0" meta:image-count="0" meta:object-count="0" meta:page-count="1" meta:paragraph-count="32" meta:word-count="236" meta:character-count="1303"/>
    <dc:date>2018-11-08T11:53:42.79</dc:date>
    <meta:editing-duration>PT3M9S</meta:editing-duration>
    <meta:editing-cycles>1</meta:editing-cycles>
    <meta:generator>OpenOffice/4.1.1$Win32 OpenOffice.org_project/411m6$Build-9775</meta:generator>
  </office:meta>
</office:document-meta>
</file>